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ebbb" officeooo:paragraph-rsid="000cebbb"/>
    </style:style>
    <style:style style:name="P2" style:family="paragraph" style:parent-style-name="Standard">
      <style:paragraph-properties style:line-height-at-least="0.503cm"/>
      <style:text-properties fo:color="#d4d4d4" loext:opacity="100%" style:font-name="Droid Sans Mono" fo:font-size="10.5pt" fo:font-weight="normal" fo:background-color="#1e1e1e"/>
    </style:style>
    <style:style style:name="P3" style:family="paragraph" style:parent-style-name="Standard">
      <style:paragraph-properties fo:margin-top="0cm" fo:margin-bottom="0.499cm" style:contextual-spacing="false" style:line-height-at-least="0.503cm"/>
      <style:text-properties fo:color="#d4d4d4" loext:opacity="100%" style:font-name="Droid Sans Mono" fo:font-size="10.5pt" fo:font-weight="normal" fo:background-color="#1e1e1e"/>
    </style:style>
    <style:style style:name="P4" style:family="paragraph" style:parent-style-name="Standard">
      <style:text-properties fo:color="#d4d4d4" loext:opacity="100%" style:font-name="Droid Sans Mono" fo:font-size="10.5pt" fo:font-weight="normal" officeooo:rsid="000cebbb" officeooo:paragraph-rsid="000cebbb" fo:background-color="#1e1e1e"/>
    </style:style>
    <style:style style:name="P5" style:family="paragraph" style:parent-style-name="Standard">
      <style:paragraph-properties style:line-height-at-least="0.503cm"/>
      <style:text-properties fo:color="#6a9955" loext:opacity="100%" style:font-name="Droid Sans Mono" fo:font-size="10.5pt" fo:font-weight="normal" fo:background-color="#1e1e1e"/>
    </style:style>
    <style:style style:name="P6" style:family="paragraph" style:parent-style-name="Standard">
      <style:text-properties fo:color="#6a9955" loext:opacity="100%" style:font-name="Droid Sans Mono" fo:font-size="10.5pt" fo:font-weight="normal" officeooo:rsid="000cebbb" officeooo:paragraph-rsid="000cebbb" fo:background-color="#1e1e1e"/>
    </style:style>
    <style:style style:name="P7" style:family="paragraph" style:parent-style-name="Standard">
      <style:paragraph-properties style:line-height-at-least="0.503cm"/>
    </style:style>
    <style:style style:name="P8" style:family="paragraph" style:parent-style-name="Standard">
      <style:paragraph-properties fo:margin-top="0cm" fo:margin-bottom="0.499cm" style:contextual-spacing="false" style:line-height-at-least="0.503cm"/>
    </style:style>
    <style:style style:name="P9" style:family="paragraph" style:parent-style-name="Standard">
      <style:paragraph-properties style:line-height-at-least="0.503cm"/>
      <style:text-properties fo:color="#569cd6" loext:opacity="100%" style:font-name="Droid Sans Mono" fo:font-size="10.5pt" fo:font-weight="normal" fo:background-color="#1e1e1e"/>
    </style:style>
    <style:style style:name="P10" style:family="paragraph" style:parent-style-name="Standard">
      <style:paragraph-properties style:line-height-at-least="0.503cm"/>
      <style:text-properties fo:color="#ce9178" loext:opacity="100%" style:font-name="Droid Sans Mono" fo:font-size="10.5pt" fo:font-weight="normal" fo:background-color="#1e1e1e"/>
    </style:style>
    <style:style style:name="T1" style:family="text">
      <style:text-properties fo:color="#808080" loext:opacity="100%"/>
    </style:style>
    <style:style style:name="T2" style:family="text">
      <style:text-properties fo:color="#569cd6" loext:opacity="100%"/>
    </style:style>
    <style:style style:name="T3" style:family="text">
      <style:text-properties fo:color="#569cd6" loext:opacity="100%" style:font-name="Droid Sans Mono" fo:font-size="10.5pt" fo:font-weight="normal" fo:background-color="#1e1e1e" loext:char-shading-value="0"/>
    </style:style>
    <style:style style:name="T4" style:family="text">
      <style:text-properties fo:color="#d4d4d4" loext:opacity="100%" style:font-name="Droid Sans Mono" fo:font-size="10.5pt" fo:font-weight="normal" fo:background-color="#1e1e1e" loext:char-shading-value="0"/>
    </style:style>
    <style:style style:name="T5" style:family="text">
      <style:text-properties fo:color="#9cdcfe" loext:opacity="100%"/>
    </style:style>
    <style:style style:name="T6" style:family="text">
      <style:text-properties fo:color="#ce9178" loext:opacity="100%"/>
    </style:style>
    <style:style style:name="T7" style:family="text">
      <style:text-properties fo:color="#6a9955" loext:opacity="100%"/>
    </style:style>
    <style:style style:name="T8" style:family="text">
      <style:text-properties fo:color="#c586c0" loext:opacity="100%"/>
    </style:style>
    <style:style style:name="T9" style:family="text">
      <style:text-properties fo:color="#dcdcaa" loext:opacity="100%"/>
    </style:style>
    <style:style style:name="T10" style:family="text">
      <style:text-properties fo:color="#4ec9b0" loext:opacity="100%"/>
    </style:style>
    <style:style style:name="T11" style:family="text">
      <style:text-properties fo:color="#b5cea8" loext:opacity="100%"/>
    </style:style>
    <style:style style:name="T12" style:family="text">
      <style:text-properties fo:color="#4fc1ff"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oici la configuration de ma base de données « the disrict »</text:p>
      <text:p text:style-name="P1">Voici ma database :</text:p>
      <text:p text:style-name="P6">&lt;!-- Ici laconnexion avec ma base de donnée "thedistrict" sur Dbeaver --&gt;</text:p>
      <text:p text:style-name="P8"/>
      <text:p text:style-name="P9">&lt;?php</text:p>
      <text:p text:style-name="P2"><text:span text:style-name="T9">session_start</text:span>();</text:p>
      <text:p text:style-name="P2"><text:span text:style-name="T8">require_once</text:span>(<text:span text:style-name="T6">'dao.php'</text:span>);</text:p>
      <text:p text:style-name="P7"/>
      <text:p text:style-name="P2"><text:span text:style-name="T5">$servername</text:span> = <text:span text:style-name="T6">"localhost"</text:span>;</text:p>
      <text:p text:style-name="P2"><text:span text:style-name="T5">$username</text:span> = <text:span text:style-name="T6">"admin"</text:span>;</text:p>
      <text:p text:style-name="P2"><text:span text:style-name="T5">$password</text:span> = <text:span text:style-name="T6">"Afpa1234"</text:span>;</text:p>
      <text:p text:style-name="P2"><text:span text:style-name="T5">$dbname</text:span> = <text:span text:style-name="T6">"thedistrict"</text:span>;</text:p>
      <text:p text:style-name="P7"/>
      <text:p text:style-name="P2"><text:span text:style-name="T8">try</text:span> {</text:p>
      <text:p text:style-name="P2"><text:span text:style-name="T5">$conn</text:span> = <text:span text:style-name="T2">new</text:span> <text:span text:style-name="T10">PDO</text:span>(<text:span text:style-name="T6">"mysql:host=</text:span><text:span text:style-name="T5">$servername</text:span><text:span text:style-name="T6">;dbname=</text:span><text:span text:style-name="T5">$dbname</text:span><text:span text:style-name="T6">"</text:span>, <text:span text:style-name="T5">$username</text:span>, <text:span text:style-name="T5">$password</text:span>);</text:p>
      <text:p text:style-name="P5">// configurer le mode d'erreur PDO pour générer des exceptions</text:p>
      <text:p text:style-name="P2"><text:span text:style-name="T5">$conn</text:span>-&gt;<text:span text:style-name="T9">setAttribute</text:span>(<text:span text:style-name="T10">PDO</text:span>::ATTR_ERRMODE, <text:span text:style-name="T10">PDO</text:span>::ERRMODE_EXCEPTION);</text:p>
      <text:p text:style-name="P2">} <text:span text:style-name="T8">catch</text:span>(<text:span text:style-name="T10">PDOException</text:span> <text:span text:style-name="T5">$e</text:span>) {</text:p>
      <text:p text:style-name="P2"><text:span text:style-name="T9">echo</text:span> <text:span text:style-name="T6">"Erreur de connexion à la base de données: "</text:span> . <text:span text:style-name="T5">$e</text:span>-&gt;<text:span text:style-name="T9">getMessage</text:span>();</text:p>
      <text:p text:style-name="P2">}</text:p>
      <text:p text:style-name="P2"><text:span text:style-name="T2">?&gt;</text:span></text:p>
      <text:p text:style-name="P3"><text:line-break/></text:p>
      <text:p text:style-name="P1"/>
      <text:p text:style-name="P1">Toutes mes fonctions sont stockées dans un fichier dao.php :</text:p>
      <text:p text:style-name="P6">&lt;!-- Ici le DAO: qui regroupe toutes mes fonctions --&gt;</text:p>
      <text:p text:style-name="P7"><text:span text:style-name="T3">&lt;?php</text:span></text:p>
      <text:p text:style-name="P7"/>
      <text:p text:style-name="P5">// Fonction pour récupérer les catégories de la base de données</text:p>
      <text:p text:style-name="P2"><text:span text:style-name="T2">function</text:span> <text:span text:style-name="T9">get_categories</text:span>(<text:span text:style-name="T5">$conn</text:span>, <text:span text:style-name="T5">$limit</text:span> = <text:span text:style-name="T2">null</text:span>, <text:span text:style-name="T5">$offset</text:span> = <text:span text:style-name="T2">null</text:span>) {</text:p>
      <text:p text:style-name="P5">// Requête SQL pour sélectionner toutes les catégories</text:p>
      <text:p text:style-name="P2"><text:span text:style-name="T5">$sql</text:span> = <text:span text:style-name="T6">"</text:span><text:span text:style-name="T2">SELECT</text:span><text:span text:style-name="T6"> </text:span>*<text:span text:style-name="T6"> </text:span><text:span text:style-name="T2">FROM</text:span><text:span text:style-name="T6"> categorie </text:span><text:span text:style-name="T2">where</text:span><text:span text:style-name="T6"> categorie.active </text:span>=<text:span text:style-name="T6"> 'Yes'"</text:span>;</text:p>
      <text:p text:style-name="P5">// Si une limite est spécifiée, l'ajouter à la requête</text:p>
      <text:p text:style-name="P2"><text:span text:style-name="T8">if</text:span> (<text:span text:style-name="T5">$limit</text:span> !== <text:span text:style-name="T2">null</text:span>) {</text:p>
      <text:p text:style-name="P2"><text:span text:style-name="T5">$sql</text:span> .= <text:span text:style-name="T6">" LIMIT </text:span><text:span text:style-name="T5">$limit</text:span><text:span text:style-name="T6">"</text:span>;</text:p>
      <text:p text:style-name="P2">}</text:p>
      <text:p text:style-name="P5">// Si un décalage est spécifié, l'ajouter à la requête</text:p>
      <text:p text:style-name="P2"><text:span text:style-name="T8">if</text:span> (<text:span text:style-name="T5">$offset</text:span> !== <text:span text:style-name="T2">null</text:span>) {</text:p>
      <text:p text:style-name="P2"><text:span text:style-name="T5">$sql</text:span> .= <text:span text:style-name="T6">" OFFSET </text:span><text:span text:style-name="T5">$offset</text:span><text:span text:style-name="T6">"</text:span>;</text:p>
      <text:p text:style-name="P2">}</text:p>
      <text:p text:style-name="P5">// Préparer la requête</text:p>
      <text:p text:style-name="P2"><text:span text:style-name="T5">$stmt</text:span> = <text:span text:style-name="T5">$conn</text:span>-&gt;<text:span text:style-name="T9">prepare</text:span>(<text:span text:style-name="T5">$sql</text:span>);</text:p>
      <text:p text:style-name="P5">// Exécuter la requête</text:p>
      <text:p text:style-name="P2"><text:span text:style-name="T5">$stmt</text:span>-&gt;<text:span text:style-name="T9">execute</text:span>();</text:p>
      <text:p text:style-name="P5">// Récupérer tous les résultats sous forme de tableau associatif</text:p>
      <text:p text:style-name="P2"><text:span text:style-name="T8">return</text:span> <text:span text:style-name="T5">$stmt</text:span>-&gt;<text:span text:style-name="T9">fetchAll</text:span>(<text:span text:style-name="T10">PDO</text:span>::FETCH_ASSOC);</text:p>
      <text:p text:style-name="P2">}</text:p>
      <text:p text:style-name="P7"/>
      <text:p text:style-name="P5"><text:soft-page-break/>/* ************************************************* */</text:p>
      <text:p text:style-name="P7"/>
      <text:p text:style-name="P5">// Fonction pour récupérer les plats les plus vendus de la base de données</text:p>
      <text:p text:style-name="P2"><text:span text:style-name="T2">function</text:span> <text:span text:style-name="T9">get_best_sellers</text:span>(<text:span text:style-name="T5">$conn</text:span>, <text:span text:style-name="T5">$limit</text:span>) {</text:p>
      <text:p text:style-name="P5">// Requête SQL pour sélectionner les images des plats les plus vendus</text:p>
      <text:p text:style-name="P2"><text:span text:style-name="T5">$sql</text:span> = <text:span text:style-name="T6">"</text:span><text:span text:style-name="T2">SELECT</text:span><text:span text:style-name="T6"> p.image </text:span><text:span text:style-name="T2">FROM</text:span><text:span text:style-name="T6"> plat p </text:span><text:span text:style-name="T2">JOIN</text:span><text:span text:style-name="T6"> commande c </text:span><text:span text:style-name="T2">ON</text:span><text:span text:style-name="T6"> p.id </text:span>=<text:span text:style-name="T6"> c.id_plat </text:span><text:span text:style-name="T2">GROUP BY</text:span><text:span text:style-name="T6"> p.id </text:span><text:span text:style-name="T2">ORDER BY</text:span><text:span text:style-name="T6"> </text:span><text:span text:style-name="T9">COUNT</text:span><text:span text:style-name="T6">(c.id) </text:span><text:span text:style-name="T2">DESC</text:span><text:span text:style-name="T6"> </text:span><text:span text:style-name="T2">LIMIT</text:span><text:span text:style-name="T6"> </text:span><text:span text:style-name="T5">$limit</text:span><text:span text:style-name="T6">"</text:span>;</text:p>
      <text:p text:style-name="P5">// Préparer la requête</text:p>
      <text:p text:style-name="P2"><text:span text:style-name="T5">$stmt</text:span> = <text:span text:style-name="T5">$conn</text:span>-&gt;<text:span text:style-name="T9">prepare</text:span>(<text:span text:style-name="T5">$sql</text:span>);</text:p>
      <text:p text:style-name="P5">// Exécuter la requête</text:p>
      <text:p text:style-name="P2"><text:span text:style-name="T5">$stmt</text:span>-&gt;<text:span text:style-name="T9">execute</text:span>();</text:p>
      <text:p text:style-name="P5">// Récupérer tous les résultats sous forme de tableau associatif</text:p>
      <text:p text:style-name="P2"><text:span text:style-name="T8">return</text:span> <text:span text:style-name="T5">$stmt</text:span>-&gt;<text:span text:style-name="T9">fetchAll</text:span>(<text:span text:style-name="T10">PDO</text:span>::FETCH_ASSOC);</text:p>
      <text:p text:style-name="P2">}</text:p>
      <text:p text:style-name="P7"/>
      <text:p text:style-name="P5">/* ************************************************* */</text:p>
      <text:p text:style-name="P7"/>
      <text:p text:style-name="P2"><text:span text:style-name="T2">function</text:span> <text:span text:style-name="T9">get_plats_by_categorie</text:span>(<text:span text:style-name="T5">$conn</text:span>, <text:span text:style-name="T5">$categorie_id</text:span>) {</text:p>
      <text:p text:style-name="P2"><text:span text:style-name="T5">$sql</text:span> = <text:span text:style-name="T6">"</text:span><text:span text:style-name="T2">SELECT</text:span><text:span text:style-name="T6"> </text:span>*<text:span text:style-name="T6"> </text:span><text:span text:style-name="T2">FROM</text:span><text:span text:style-name="T6"> plat </text:span><text:span text:style-name="T2">WHERE</text:span><text:span text:style-name="T6"> id_categorie </text:span>=<text:span text:style-name="T6"> :categorie_id"</text:span>;</text:p>
      <text:p text:style-name="P2"><text:span text:style-name="T5">$stmt</text:span> = <text:span text:style-name="T5">$conn</text:span>-&gt;<text:span text:style-name="T9">prepare</text:span>(<text:span text:style-name="T5">$sql</text:span>);</text:p>
      <text:p text:style-name="P2"><text:span text:style-name="T5">$stmt</text:span>-&gt;<text:span text:style-name="T9">bindParam</text:span>(<text:span text:style-name="T6">':categorie_id'</text:span>, <text:span text:style-name="T5">$categorie_id</text:span>);</text:p>
      <text:p text:style-name="P2"><text:span text:style-name="T5">$stmt</text:span>-&gt;<text:span text:style-name="T9">execute</text:span>();</text:p>
      <text:p text:style-name="P2"><text:span text:style-name="T8">return</text:span> <text:span text:style-name="T5">$stmt</text:span>-&gt;<text:span text:style-name="T9">fetchAll</text:span>(<text:span text:style-name="T10">PDO</text:span>::FETCH_ASSOC);</text:p>
      <text:p text:style-name="P2">}</text:p>
      <text:p text:style-name="P3"><text:line-break/></text:p>
      <text:p text:style-name="P5">/* ******************* RECUP LES PLATS: Page plat.php ****************************** */</text:p>
      <text:p text:style-name="P2"><text:span text:style-name="T2">function</text:span> <text:span text:style-name="T9">getPlats</text:span>(<text:span text:style-name="T5">$conn</text:span>, <text:span text:style-name="T5">$idCategorie</text:span> = <text:span text:style-name="T2">null</text:span>) {</text:p>
      <text:p text:style-name="P5">// Récupère les plats de la base de données</text:p>
      <text:p text:style-name="P2"><text:span text:style-name="T5">$sql</text:span> = <text:span text:style-name="T6">"</text:span><text:span text:style-name="T2">SELECT</text:span><text:span text:style-name="T6"> </text:span>*<text:span text:style-name="T6"> </text:span><text:span text:style-name="T2">FROM</text:span><text:span text:style-name="T6"> plat"</text:span>;</text:p>
      <text:p text:style-name="P2"><text:span text:style-name="T8">if</text:span> (<text:span text:style-name="T5">$idCategorie</text:span> !== <text:span text:style-name="T2">null</text:span>) {</text:p>
      <text:p text:style-name="P2"><text:span text:style-name="T5">$sql</text:span> .= <text:span text:style-name="T6">" WHERE id_categorie = :idCategorie"</text:span>;</text:p>
      <text:p text:style-name="P2">}</text:p>
      <text:p text:style-name="P2"><text:span text:style-name="T5">$stmt</text:span> = <text:span text:style-name="T5">$conn</text:span>-&gt;<text:span text:style-name="T9">prepare</text:span>(<text:span text:style-name="T5">$sql</text:span>);</text:p>
      <text:p text:style-name="P2"><text:span text:style-name="T8">if</text:span> (<text:span text:style-name="T5">$idCategorie</text:span> !== <text:span text:style-name="T2">null</text:span>) {</text:p>
      <text:p text:style-name="P2"><text:span text:style-name="T5">$stmt</text:span>-&gt;<text:span text:style-name="T9">bindValue</text:span>(<text:span text:style-name="T6">':idCategorie'</text:span>, <text:span text:style-name="T5">$idCategorie</text:span>, <text:span text:style-name="T10">PDO</text:span>::PARAM_INT);</text:p>
      <text:p text:style-name="P2">}</text:p>
      <text:p text:style-name="P2"><text:span text:style-name="T5">$stmt</text:span>-&gt;<text:span text:style-name="T9">execute</text:span>();</text:p>
      <text:p text:style-name="P2"><text:span text:style-name="T8">return</text:span> <text:span text:style-name="T5">$stmt</text:span>-&gt;<text:span text:style-name="T9">fetchAll</text:span>(<text:span text:style-name="T10">PDO</text:span>::FETCH_ASSOC);</text:p>
      <text:p text:style-name="P2">}</text:p>
      <text:p text:style-name="P3"><text:line-break/></text:p>
      <text:p text:style-name="P5">/* ********************** RECUP LES CATÉGORIES: Page categorie.php *************************** */</text:p>
      <text:p text:style-name="P8"/>
      <text:p text:style-name="P5">// Fonction pour récupérer toutes les catégories de la base de données</text:p>
      <text:p text:style-name="P2"><text:span text:style-name="T2">function</text:span> <text:span text:style-name="T9">getCategories</text:span>(){</text:p>
      <text:p text:style-name="P2"><text:span text:style-name="T2">global</text:span> <text:span text:style-name="T5">$conn</text:span>; <text:span text:style-name="T7">// accès à la base de données globale</text:span></text:p>
      <text:p text:style-name="P2"><text:soft-page-break/><text:span text:style-name="T5">$sql</text:span> = <text:span text:style-name="T6">"</text:span><text:span text:style-name="T2">SELECT</text:span><text:span text:style-name="T6"> </text:span>*<text:span text:style-name="T6"> </text:span><text:span text:style-name="T2">FROM</text:span><text:span text:style-name="T6"> categorie"</text:span>;</text:p>
      <text:p text:style-name="P2"><text:span text:style-name="T5">$stmt</text:span> = <text:span text:style-name="T5">$conn</text:span>-&gt;<text:span text:style-name="T9">prepare</text:span>(<text:span text:style-name="T5">$sql</text:span>);</text:p>
      <text:p text:style-name="P2"><text:span text:style-name="T5">$stmt</text:span>-&gt;<text:span text:style-name="T9">execute</text:span>();</text:p>
      <text:p text:style-name="P2"><text:span text:style-name="T8">return</text:span> <text:span text:style-name="T5">$stmt</text:span>-&gt;<text:span text:style-name="T9">fetchAll</text:span>(<text:span text:style-name="T10">PDO</text:span>::FETCH_ASSOC);</text:p>
      <text:p text:style-name="P2">}</text:p>
      <text:p text:style-name="P8"/>
      <text:p text:style-name="P5">// Fonction pour récupérer une catégorie par son ID</text:p>
      <text:p text:style-name="P2"><text:span text:style-name="T2">function</text:span> <text:span text:style-name="T9">getCategoryById</text:span>(<text:span text:style-name="T5">$conn</text:span>, <text:span text:style-name="T5">$idCategorie</text:span>) { <text:span text:style-name="T7">// Connexion entre page categorie.php et page plats.php</text:span></text:p>
      <text:p text:style-name="P5">// Requête SQL pour récupérer les informations de la catégorie sélectionnée</text:p>
      <text:p text:style-name="P2"><text:span text:style-name="T5">$sql</text:span> = <text:span text:style-name="T6">"</text:span><text:span text:style-name="T2">SELECT</text:span><text:span text:style-name="T6"> </text:span>*<text:span text:style-name="T6"> </text:span><text:span text:style-name="T2">FROM</text:span><text:span text:style-name="T6"> categorie </text:span><text:span text:style-name="T2">WHERE</text:span><text:span text:style-name="T6"> id </text:span>=<text:span text:style-name="T6"> :idCategorie"</text:span>;</text:p>
      <text:p text:style-name="P2"><text:span text:style-name="T5">$stmt</text:span> = <text:span text:style-name="T5">$conn</text:span>-&gt;<text:span text:style-name="T9">prepare</text:span>(<text:span text:style-name="T5">$sql</text:span>);</text:p>
      <text:p text:style-name="P2"><text:span text:style-name="T5">$stmt</text:span>-&gt;<text:span text:style-name="T9">bindParam</text:span>(<text:span text:style-name="T6">':idCategorie'</text:span>, <text:span text:style-name="T5">$idCategorie</text:span>);</text:p>
      <text:p text:style-name="P2"><text:span text:style-name="T5">$stmt</text:span>-&gt;<text:span text:style-name="T9">execute</text:span>();</text:p>
      <text:p text:style-name="P2"><text:span text:style-name="T8">return</text:span> <text:span text:style-name="T5">$stmt</text:span>-&gt;<text:span text:style-name="T9">fetch</text:span>(<text:span text:style-name="T10">PDO</text:span>::FETCH_ASSOC);</text:p>
      <text:p text:style-name="P2">}</text:p>
      <text:p text:style-name="P8"/>
      <text:p text:style-name="P5">/* POur le bouton commander de ma page plats.php et ma page commande ************************************************* */</text:p>
      <text:p text:style-name="P7"/>
      <text:p text:style-name="P5">// Fonction pour récupérer les informations d'un platpar son ID</text:p>
      <text:p text:style-name="P2"><text:span text:style-name="T2">function</text:span> <text:span text:style-name="T9">getPlatById</text:span>(<text:span text:style-name="T5">$conn</text:span>, <text:span text:style-name="T5">$id</text:span>) {</text:p>
      <text:p text:style-name="P2"><text:span text:style-name="T5">$query</text:span> = <text:span text:style-name="T6">"</text:span><text:span text:style-name="T2">SELECT</text:span><text:span text:style-name="T6"> </text:span>*<text:span text:style-name="T6"> </text:span><text:span text:style-name="T2">FROM</text:span><text:span text:style-name="T6"> plat </text:span><text:span text:style-name="T2">WHERE</text:span><text:span text:style-name="T6"> id </text:span>=<text:span text:style-name="T6"> :id"</text:span>;</text:p>
      <text:p text:style-name="P2"><text:span text:style-name="T5">$stmt</text:span> = <text:span text:style-name="T5">$conn</text:span>-&gt;<text:span text:style-name="T9">prepare</text:span>(<text:span text:style-name="T5">$query</text:span>);</text:p>
      <text:p text:style-name="P2"><text:span text:style-name="T5">$stmt</text:span>-&gt;<text:span text:style-name="T9">bindParam</text:span>(<text:span text:style-name="T6">":id"</text:span>, <text:span text:style-name="T5">$id</text:span>, <text:span text:style-name="T10">PDO</text:span>::PARAM_INT);</text:p>
      <text:p text:style-name="P2"><text:span text:style-name="T5">$stmt</text:span>-&gt;<text:span text:style-name="T9">execute</text:span>();</text:p>
      <text:p text:style-name="P2"><text:span text:style-name="T8">return</text:span> <text:span text:style-name="T5">$stmt</text:span>-&gt;<text:span text:style-name="T9">fetch</text:span>(<text:span text:style-name="T10">PDO</text:span>::FETCH_ASSOC);</text:p>
      <text:p text:style-name="P2">}</text:p>
      <text:p text:style-name="P7"/>
      <text:p text:style-name="P5">/* ************************************************* */</text:p>
      <text:p text:style-name="P7"/>
      <text:p text:style-name="P3"><text:line-break/></text:p>
      <text:p text:style-name="P2"><text:span text:style-name="T2">?&gt;</text:span></text:p>
      <text:p text:style-name="P1"/>
      <text:p text:style-name="P1"/>
      <text:p text:style-name="P1">voici mon header.php :</text:p>
      <text:p text:style-name="P4"><text:span text:style-name="T1">&lt;!</text:span><text:span text:style-name="T2">DOCTYPE</text:span> <text:span text:style-name="T5">html</text:span><text:span text:style-name="T1">&gt;</text:span></text:p>
      <text:p text:style-name="P2"><text:span text:style-name="T1">&lt;</text:span><text:span text:style-name="T2">html</text:span> <text:span text:style-name="T5">lang</text:span>=<text:span text:style-name="T6">"fr"</text:span><text:span text:style-name="T1">&gt;</text:span></text:p>
      <text:p text:style-name="P2"><text:span text:style-name="T1">&lt;</text:span><text:span text:style-name="T2">head</text:span><text:span text:style-name="T1">&gt;</text:span></text:p>
      <text:p text:style-name="P2"><text:span text:style-name="T1">&lt;</text:span><text:span text:style-name="T2">meta</text:span> <text:span text:style-name="T5">charset</text:span>=<text:span text:style-name="T6">"UTF-8"</text:span><text:span text:style-name="T1">&gt;</text:span></text:p>
      <text:p text:style-name="P2"><text:span text:style-name="T1">&lt;</text:span><text:span text:style-name="T2">meta</text:span> <text:span text:style-name="T5">name</text:span>=<text:span text:style-name="T6">"viewport"</text:span> <text:span text:style-name="T5">content</text:span>=<text:span text:style-name="T6">"width=device-width, initial-scale=1.0"</text:span><text:span text:style-name="T1">&gt;</text:span></text:p>
      <text:p text:style-name="P2"><text:span text:style-name="T1">&lt;</text:span><text:span text:style-name="T2">title</text:span><text:span text:style-name="T1">&gt;</text:span>Header / Menu <text:span text:style-name="T1">&lt;/</text:span><text:span text:style-name="T2">title</text:span><text:span text:style-name="T1">&gt;</text:span></text:p>
      <text:p text:style-name="P2"><text:span text:style-name="T1">&lt;</text:span><text:span text:style-name="T2">link</text:span> <text:span text:style-name="T5">href</text:span>=<text:span text:style-name="T6">"https://cdn.jsdelivr.net/npm/bootstrap@5.3.2/dist/css/bootstrap.min.css"</text:span> <text:span text:style-name="T5">rel</text:span>=<text:span text:style-name="T6">"stylesheet"</text:span></text:p>
      <text:p text:style-name="P2"><text:span text:style-name="T5">integrity</text:span>=<text:span text:style-name="T6">"sha384-T3c6CoIi6uLrA9TneNEoa7RxnatzjcDSCmG1MXxSR1GAsXEV/Dwwykc2MPK8M2HN"</text:span> <text:span text:style-name="T5">crossorigin</text:span>=<text:span text:style-name="T6">"anonymous"</text:span><text:span text:style-name="T1">&gt;</text:span></text:p>
      <text:p text:style-name="P2"><text:span text:style-name="T1">&lt;</text:span><text:span text:style-name="T2">link</text:span> <text:span text:style-name="T5">href</text:span>=<text:span text:style-name="T6">"Lignerouge.css"</text:span> <text:span text:style-name="T5">rel</text:span>=<text:span text:style-name="T6">"stylesheet"</text:span><text:span text:style-name="T1">&gt;</text:span></text:p>
      <text:p text:style-name="P2"><text:soft-page-break/><text:span text:style-name="T1">&lt;/</text:span><text:span text:style-name="T2">head</text:span><text:span text:style-name="T1">&gt;</text:span></text:p>
      <text:p text:style-name="P2"><text:span text:style-name="T1">&lt;</text:span><text:span text:style-name="T2">body</text:span> <text:span text:style-name="T5">style</text:span>=<text:span text:style-name="T6">"background-color: #4A394a;"</text:span><text:span text:style-name="T1">&gt;</text:span></text:p>
      <text:p text:style-name="P2"><text:span text:style-name="T1">&lt;</text:span><text:span text:style-name="T2">header</text:span><text:span text:style-name="T1">&gt;</text:span></text:p>
      <text:p text:style-name="P5">&lt;!-- NAVBAR ENTETE SANS L'ONGLET DE RECHERCHE --&gt;</text:p>
      <text:p text:style-name="P2"><text:span text:style-name="T1">&lt;</text:span><text:span text:style-name="T2">nav</text:span> <text:span text:style-name="T5">class</text:span>=<text:span text:style-name="T6">"navbar navbar-expand-sm navbar-dark bg-dark fs-2 fixed-top"</text:span><text:span text:style-name="T1">&gt;</text:span></text:p>
      <text:p text:style-name="P2"><text:span text:style-name="T1">&lt;</text:span><text:span text:style-name="T2">div</text:span> <text:span text:style-name="T5">class</text:span>=<text:span text:style-name="T6">"container-fluid-flex "</text:span><text:span text:style-name="T1">&gt;</text:span> </text:p>
      <text:p text:style-name="P2"><text:span text:style-name="T1">&lt;</text:span><text:span text:style-name="T2">a</text:span> <text:span text:style-name="T5">href</text:span>=<text:span text:style-name="T6">"index.php"</text:span><text:span text:style-name="T1">&gt;</text:span> <text:span text:style-name="T7">&lt;!-- Lien vers la page d'accueil avec le logo --&gt;</text:span></text:p>
      <text:p text:style-name="P2"><text:span text:style-name="T1">&lt;</text:span><text:span text:style-name="T2">img</text:span> <text:span text:style-name="T5">src</text:span>=<text:span text:style-name="T6">"images_the_district/the_district_brand/facebook_cover_photo_1.png"</text:span> <text:span text:style-name="T5">class</text:span>=<text:span text:style-name="T6">"object-fit-contain border rounded"</text:span> <text:span text:style-name="T5">width</text:span>=<text:span text:style-name="T6">"80"</text:span> <text:span text:style-name="T5">alt</text:span>=<text:span text:style-name="T6">""</text:span><text:span text:style-name="T1">&gt;</text:span> <text:span text:style-name="T7">&lt;!-- Image du logo avec des styles --&gt;</text:span></text:p>
      <text:p text:style-name="P2"><text:span text:style-name="T1">&lt;/</text:span><text:span text:style-name="T2">a</text:span><text:span text:style-name="T1">&gt;</text:span></text:p>
      <text:p text:style-name="P2"><text:span text:style-name="T1">&lt;/</text:span><text:span text:style-name="T2">div</text:span><text:span text:style-name="T1">&gt;</text:span></text:p>
      <text:p text:style-name="P2"><text:span text:style-name="T1">&lt;</text:span><text:span text:style-name="T2">div</text:span> <text:span text:style-name="T5">class</text:span>=<text:span text:style-name="T6">"container-fluid d-flex justify-content-evenly "</text:span> <text:span text:style-name="T1">&gt;</text:span> <text:span text:style-name="T7">&lt;!-- Conteneur pour les liens de navigation --&gt;</text:span></text:p>
      <text:p text:style-name="P2"><text:span text:style-name="T1">&lt;</text:span><text:span text:style-name="T2">ul</text:span> <text:span text:style-name="T5">class</text:span>=<text:span text:style-name="T6">"navbar-nav"</text:span><text:span text:style-name="T1">&gt;</text:span> <text:span text:style-name="T7">&lt;!-- Liste non ordonnée pour les liens de navigation --&gt;</text:span></text:p>
      <text:p text:style-name="P2"><text:span text:style-name="T1">&lt;</text:span><text:span text:style-name="T2">li</text:span> <text:span text:style-name="T5">class</text:span>=<text:span text:style-name="T6">"nav-item col-sm-4 "</text:span><text:span text:style-name="T1">&gt;</text:span> <text:span text:style-name="T7">&lt;!-- Lien vers index.php avec la classe "active" si la page actuelle est index.php --&gt;</text:span></text:p>
      <text:p text:style-name="P2"><text:span text:style-name="T1">&lt;</text:span><text:span text:style-name="T2">a</text:span> <text:span text:style-name="T5">class</text:span>=<text:span text:style-name="T6">"nav-link </text:span><text:span text:style-name="T2">&lt;?php</text:span> <text:span text:style-name="T8">if</text:span> (<text:span text:style-name="T5">$_SERVER</text:span>[<text:span text:style-name="T6">'REQUEST_URI'</text:span>] == <text:span text:style-name="T6">"/index.php"</text:span>) {<text:span text:style-name="T9">echo</text:span> <text:span text:style-name="T6">"active"</text:span>;}<text:span text:style-name="T2">?&gt;</text:span><text:span text:style-name="T6"> espace"</text:span> <text:span text:style-name="T5">href</text:span>=<text:span text:style-name="T6">"index.php"</text:span><text:span text:style-name="T1">&gt;</text:span>Accueil<text:span text:style-name="T1">&lt;/</text:span><text:span text:style-name="T2">a</text:span><text:span text:style-name="T1">&gt;</text:span></text:p>
      <text:p text:style-name="P2"><text:span text:style-name="T1">&lt;/</text:span><text:span text:style-name="T2">li</text:span><text:span text:style-name="T1">&gt;</text:span></text:p>
      <text:p text:style-name="P2"><text:span text:style-name="T1">&lt;</text:span><text:span text:style-name="T2">li</text:span> <text:span text:style-name="T5">class</text:span>=<text:span text:style-name="T6">"nav-item col-sm-4 "</text:span><text:span text:style-name="T1">&gt;</text:span> <text:span text:style-name="T7">&lt;!-- Lien vers categorie.php avec la classe "active" si la page actuelle est categorie.php ou l'une des sous-catégories --&gt;</text:span></text:p>
      <text:p text:style-name="P2"><text:span text:style-name="T1">&lt;</text:span><text:span text:style-name="T2">a</text:span> <text:span text:style-name="T5">class</text:span>=<text:span text:style-name="T6">"nav-link </text:span><text:span text:style-name="T2">&lt;?php</text:span> <text:span text:style-name="T8">if</text:span> (<text:span text:style-name="T5">$_SERVER</text:span>[<text:span text:style-name="T6">'REQUEST_URI'</text:span>] == <text:span text:style-name="T6">"/categorie.php"</text:span>) {<text:span text:style-name="T9">echo</text:span> <text:span text:style-name="T6">"active"</text:span>;}<text:span text:style-name="T2">?&gt;</text:span><text:span text:style-name="T6"> espace"</text:span> <text:span text:style-name="T5">href</text:span>=<text:span text:style-name="T6">"categorie.php"</text:span><text:span text:style-name="T1">&gt;</text:span>Catégorie<text:span text:style-name="T1">&lt;/</text:span><text:span text:style-name="T2">a</text:span><text:span text:style-name="T1">&gt;</text:span></text:p>
      <text:p text:style-name="P2"><text:span text:style-name="T1">&lt;/</text:span><text:span text:style-name="T2">li</text:span><text:span text:style-name="T1">&gt;</text:span></text:p>
      <text:p text:style-name="P2"><text:span text:style-name="T1">&lt;</text:span><text:span text:style-name="T2">li</text:span> <text:span text:style-name="T5">class</text:span>=<text:span text:style-name="T6">"nav-item col-sm-4 "</text:span><text:span text:style-name="T1">&gt;</text:span> <text:span text:style-name="T7">&lt;!-- Lien vers touslesplats.php avec la classe "active" si la page actuelle est touslesplats.php --&gt;</text:span></text:p>
      <text:p text:style-name="P2"><text:span text:style-name="T1">&lt;</text:span><text:span text:style-name="T2">a</text:span> <text:span text:style-name="T5">class</text:span>=<text:span text:style-name="T6">"nav-link </text:span><text:span text:style-name="T2">&lt;?php</text:span> <text:span text:style-name="T8">if</text:span> (<text:span text:style-name="T5">$_SERVER</text:span>[<text:span text:style-name="T6">'REQUEST_URI'</text:span>] == <text:span text:style-name="T6">"/plats.php"</text:span>) {<text:span text:style-name="T9">echo</text:span> <text:span text:style-name="T6">"active"</text:span>;}<text:span text:style-name="T2">?&gt;</text:span><text:span text:style-name="T6"> espace"</text:span> <text:span text:style-name="T5">href</text:span>=<text:span text:style-name="T6">"plats.php"</text:span><text:span text:style-name="T1">&gt;</text:span>Plat<text:span text:style-name="T1">&lt;/</text:span><text:span text:style-name="T2">a</text:span><text:span text:style-name="T1">&gt;</text:span></text:p>
      <text:p text:style-name="P2"><text:span text:style-name="T1">&lt;/</text:span><text:span text:style-name="T2">li</text:span><text:span text:style-name="T1">&gt;</text:span></text:p>
      <text:p text:style-name="P2"><text:span text:style-name="T1">&lt;</text:span><text:span text:style-name="T2">li</text:span> <text:span text:style-name="T5">class</text:span>=<text:span text:style-name="T6">"nav-item col-sm-4 "</text:span><text:span text:style-name="T1">&gt;</text:span> <text:span text:style-name="T7">&lt;!-- Lien vers contact.php avec la classe "active" si la page actuelle est contact.php --&gt;</text:span></text:p>
      <text:p text:style-name="P2"><text:span text:style-name="T1">&lt;</text:span><text:span text:style-name="T2">a</text:span> <text:span text:style-name="T5">class</text:span>=<text:span text:style-name="T6">"nav-link </text:span><text:span text:style-name="T2">&lt;?php</text:span> <text:span text:style-name="T8">if</text:span> (<text:span text:style-name="T5">$_SERVER</text:span>[<text:span text:style-name="T6">'REQUEST_URI'</text:span>] == <text:span text:style-name="T6">"/contact.php"</text:span>) {<text:span text:style-name="T9">echo</text:span> <text:span text:style-name="T6">"active"</text:span>;}<text:span text:style-name="T2">?&gt;</text:span><text:span text:style-name="T6"> espace "</text:span> <text:span text:style-name="T5">href</text:span>=<text:span text:style-name="T6">"contact.php"</text:span><text:span text:style-name="T1">&gt;</text:span>Contact<text:span text:style-name="T1">&lt;/</text:span><text:span text:style-name="T2">a</text:span><text:span text:style-name="T1">&gt;</text:span></text:p>
      <text:p text:style-name="P2"><text:span text:style-name="T1">&lt;/</text:span><text:span text:style-name="T2">li</text:span><text:span text:style-name="T1">&gt;</text:span></text:p>
      <text:p text:style-name="P2"><text:span text:style-name="T1">&lt;/</text:span><text:span text:style-name="T2">ul</text:span><text:span text:style-name="T1">&gt;</text:span></text:p>
      <text:p text:style-name="P2"><text:span text:style-name="T1">&lt;/</text:span><text:span text:style-name="T2">div</text:span><text:span text:style-name="T1">&gt;</text:span></text:p>
      <text:p text:style-name="P2"><text:span text:style-name="T1">&lt;/</text:span><text:span text:style-name="T2">nav</text:span><text:span text:style-name="T1">&gt;</text:span></text:p>
      <text:p text:style-name="P7"/>
      <text:p text:style-name="P2"><text:span text:style-name="T2">&lt;?php</text:span> <text:span text:style-name="T9">echo</text:span> <text:span text:style-name="T6">"&lt;script&gt; console.log('"</text:span>.<text:span text:style-name="T5">$_SERVER</text:span>[<text:span text:style-name="T6">'REQUEST_URI'</text:span>].<text:span text:style-name="T6">"')&lt;/script&gt;"</text:span> ;<text:span text:style-name="T2">?&gt;</text:span></text:p>
      <text:p text:style-name="P7"/>
      <text:p text:style-name="P2"><text:span text:style-name="T7">&lt;!-- MA VIDEO + BARRE DE RECHERCHE --&gt;</text:span> </text:p>
      <text:p text:style-name="P2"><text:span text:style-name="T1">&lt;</text:span><text:span text:style-name="T2">div</text:span> <text:span text:style-name="T5">class</text:span>=<text:span text:style-name="T6">"image-container position-relative"</text:span><text:span text:style-name="T1">&gt;</text:span> </text:p>
      <text:p text:style-name="P2"><text:span text:style-name="T2">&lt;?php</text:span> <text:span text:style-name="T8">if</text:span> (<text:span text:style-name="T9">basename</text:span>(<text:span text:style-name="T5">$_SERVER</text:span>[<text:span text:style-name="T6">'SCRIPT_NAME'</text:span>]) != <text:span text:style-name="T6">'commande.php'</text:span> &amp;&amp; <text:span text:style-name="T9">basename</text:span>(<text:span text:style-name="T5">$_SERVER</text:span>[<text:span text:style-name="T6">'SCRIPT_NAME'</text:span>])!= <text:span text:style-name="T6">'politique_deconfidentialite.php'</text:span> &amp;&amp; <text:span text:style-name="T9">basename</text:span>(<text:span text:style-name="T5">$_SERVER</text:span>[<text:span text:style-name="T6">'SCRIPT_NAME'</text:span>])!= <text:span text:style-name="T6">'mentions_legales.php'</text:span>) { <text:span text:style-name="T2">?&gt;</text:span> /<text:span text:style-name="T7">&lt;!-- Code pour afficher le fond vidéo: Ajout de la condition pour ne pas afficher la vidéo sur les pages de commande, politique de confidentialité et mentions légales --&gt;</text:span></text:p>
      <text:p text:style-name="P2"><text:span text:style-name="T1">&lt;</text:span><text:span text:style-name="T2">div</text:span> <text:span text:style-name="T5">class</text:span>=<text:span text:style-name="T6">"row g-0"</text:span><text:span text:style-name="T1">&gt;</text:span> </text:p>
      <text:p text:style-name="P7"/>
      <text:p text:style-name="P2"><text:soft-page-break/><text:span text:style-name="T1">&lt;</text:span><text:span text:style-name="T2">video</text:span> <text:span text:style-name="T5">id</text:span>=<text:span text:style-name="T6">"video"</text:span> <text:span text:style-name="T5">class</text:span>=<text:span text:style-name="T6">"col-12 mb-0 mt-0"</text:span> <text:span text:style-name="T5">src</text:span>=<text:span text:style-name="T6">"images_the_district/11659-231758756_small.mp4"</text:span> <text:span text:style-name="T5">style</text:span>=<text:span text:style-name="T6">"width:100vmax; height: 20vmax;"</text:span> <text:span text:style-name="T5">playsinline</text:span> <text:span text:style-name="T5">autoplay</text:span> <text:span text:style-name="T5">loop</text:span> <text:span text:style-name="T5">muted</text:span><text:span text:style-name="T1">&gt;&lt;/</text:span><text:span text:style-name="T2">video</text:span><text:span text:style-name="T1">&gt;</text:span></text:p>
      <text:p text:style-name="P2"><text:span text:style-name="T1">&lt;/</text:span><text:span text:style-name="T2">div</text:span><text:span text:style-name="T1">&gt;</text:span></text:p>
      <text:p text:style-name="P7"/>
      <text:p text:style-name="P2"><text:span text:style-name="T2">&lt;?php</text:span> } <text:span text:style-name="T2">?&gt;</text:span> <text:span text:style-name="T7">&lt;!-- Fin php interdiction d'afficher video sur page commande --&gt;</text:span> </text:p>
      <text:p text:style-name="P7"/>
      <text:p text:style-name="P2"><text:span text:style-name="T2">&lt;?php</text:span> <text:span text:style-name="T8">if</text:span> (<text:span text:style-name="T5">$_SERVER</text:span>[<text:span text:style-name="T6">'REQUEST_URI'</text:span>] == <text:span text:style-name="T6">"/index.php"</text:span>) { <text:span text:style-name="T2">?&gt;</text:span> <text:span text:style-name="T7">&lt;!-- Le php permet d'afficher la barre de recherche uniquement sur la page d'accueil qui est index.php --&gt;</text:span> </text:p>
      <text:p text:style-name="P7"/>
      <text:p text:style-name="P5">&lt;!-- Mon onglet recherche --&gt;</text:p>
      <text:p text:style-name="P7"/>
      <text:p text:style-name="P2"><text:span text:style-name="T1">&lt;</text:span><text:span text:style-name="T2">div</text:span> <text:span text:style-name="T5">class</text:span>=<text:span text:style-name="T6">"barrerecherche"</text:span><text:span text:style-name="T1">&gt;</text:span></text:p>
      <text:p text:style-name="P7"/>
      <text:p text:style-name="P2"><text:span text:style-name="T1">&lt;</text:span><text:span text:style-name="T2">form</text:span> <text:span text:style-name="T5">class</text:span>=<text:span text:style-name="T6">"d-flex search-form"</text:span> <text:span text:style-name="T5">action</text:span>=<text:span text:style-name="T6">"index.php"</text:span> <text:span text:style-name="T5">method</text:span>=<text:span text:style-name="T6">"get"</text:span> <text:span text:style-name="T1">&gt;</text:span></text:p>
      <text:p text:style-name="P7"/>
      <text:p text:style-name="P2"><text:span text:style-name="T1">&lt;</text:span><text:span text:style-name="T2">input</text:span> <text:span text:style-name="T5">class</text:span>=<text:span text:style-name="T6">"form-control mr-sm-2"</text:span> <text:span text:style-name="T5">type</text:span>=<text:span text:style-name="T6">"text"</text:span> <text:span text:style-name="T5">id</text:span>=<text:span text:style-name="T6">"maRecherche"</text:span> <text:span text:style-name="T5">name</text:span>=<text:span text:style-name="T6">"search_query"</text:span> <text:span text:style-name="T5">placeholder</text:span>=<text:span text:style-name="T6">"search"</text:span> <text:span text:style-name="T5">required</text:span> <text:span text:style-name="T1">/&gt;</text:span></text:p>
      <text:p text:style-name="P7"/>
      <text:p text:style-name="P2"><text:span text:style-name="T1">&lt;</text:span><text:span text:style-name="T2">button</text:span> <text:span text:style-name="T5">type</text:span>=<text:span text:style-name="T6">"submit"</text:span> <text:span text:style-name="T5">class</text:span>=<text:span text:style-name="T6">"rounded-5"</text:span> <text:span text:style-name="T5">style</text:span>=<text:span text:style-name="T6">"color: #4f48b1;"</text:span><text:span text:style-name="T1">&gt;</text:span>Recherche<text:span text:style-name="T1">&lt;/</text:span><text:span text:style-name="T2">button</text:span><text:span text:style-name="T1">&gt;</text:span></text:p>
      <text:p text:style-name="P7"/>
      <text:p text:style-name="P2"><text:span text:style-name="T1">&lt;/</text:span><text:span text:style-name="T2">form</text:span><text:span text:style-name="T1">&gt;</text:span> </text:p>
      <text:p text:style-name="P7"/>
      <text:p text:style-name="P2"><text:span text:style-name="T1">&lt;/</text:span><text:span text:style-name="T2">div</text:span><text:span text:style-name="T1">&gt;</text:span></text:p>
      <text:p text:style-name="P7"/>
      <text:p text:style-name="P2"><text:span text:style-name="T2">&lt;?php</text:span> } <text:span text:style-name="T2">?&gt;</text:span><text:span text:style-name="T7">&lt;!-- Fin php affichage barre de recherche uniquement sur index.php --&gt;</text:span> </text:p>
      <text:p text:style-name="P7"/>
      <text:p text:style-name="P2"><text:span text:style-name="T1">&lt;/</text:span><text:span text:style-name="T2">div</text:span><text:span text:style-name="T1">&gt;</text:span></text:p>
      <text:p text:style-name="P2"><text:span text:style-name="T1">&lt;/</text:span><text:span text:style-name="T2">header</text:span><text:span text:style-name="T1">&gt;</text:span></text:p>
      <text:p text:style-name="P8"><text:span text:style-name="T4"><text:line-break/></text:span></text:p>
      <text:p text:style-name="P1">voici ma page accueil du nom de index.php : </text:p>
      <text:p text:style-name="P6">&lt;!-- ici ma page accueil --&gt;</text:p>
      <text:p text:style-name="P2"><text:span text:style-name="T1">&lt;</text:span><text:span text:style-name="T2">body</text:span> <text:span text:style-name="T5">style</text:span>=<text:span text:style-name="T6">"background-color: #4A394a;"</text:span><text:span text:style-name="T1">&gt;</text:span></text:p>
      <text:p text:style-name="P5">&lt;!-- Header SANS L'ONGLET DE RECHERCHE --&gt;</text:p>
      <text:p text:style-name="P9">&lt;?php</text:p>
      <text:p text:style-name="P2"><text:span text:style-name="T8">require_once</text:span> (<text:span text:style-name="T6">"php/header.php"</text:span>);</text:p>
      <text:p text:style-name="P2"><text:span text:style-name="T8">require_once</text:span>(<text:span text:style-name="T6">"database.php"</text:span>);</text:p>
      <text:p text:style-name="P2"><text:span text:style-name="T2">?&gt;</text:span></text:p>
      <text:p text:style-name="P7"/>
      <text:p text:style-name="P2"><text:span text:style-name="T1">&lt;</text:span><text:span text:style-name="T2">div</text:span> <text:span text:style-name="T5">class</text:span>=<text:span text:style-name="T6">"parallax"</text:span><text:span text:style-name="T1">&gt;</text:span> </text:p>
      <text:p text:style-name="P7"/>
      <text:p text:style-name="P2"><text:span text:style-name="T1">&lt;</text:span><text:span text:style-name="T2">main</text:span><text:span text:style-name="T1">&gt;</text:span> </text:p>
      <text:p text:style-name="P2"><text:span text:style-name="T1">&lt;</text:span><text:span text:style-name="T2">div</text:span> <text:span text:style-name="T5">class</text:span>=<text:span text:style-name="T6">"container-fluid mt-3 pt-5 card text-center w-75 bg-dark"</text:span> <text:span text:style-name="T1">&gt;</text:span> </text:p>
      <text:p text:style-name="P2"><text:span text:style-name="T1">&lt;</text:span><text:span text:style-name="T2">h1</text:span> <text:span text:style-name="T5">class</text:span>=<text:span text:style-name="T6">""</text:span> <text:span text:style-name="T5">style</text:span>=<text:span text:style-name="T6">"color:EE82EE"</text:span><text:span text:style-name="T1">&gt;</text:span>NOS CATÉGORIES DE PLATS POPULAIRES<text:span text:style-name="T1">&lt;/</text:span><text:span text:style-name="T2">h1</text:span><text:span text:style-name="T1">&gt;</text:span></text:p>
      <text:p text:style-name="P2"><text:span text:style-name="T1">&lt;</text:span><text:span text:style-name="T2">div</text:span> <text:span text:style-name="T5">class</text:span>=<text:span text:style-name="T6">"row "</text:span><text:span text:style-name="T1">&gt;</text:span> </text:p>
      <text:p text:style-name="P9">&lt;?php</text:p>
      <text:p text:style-name="P2"><text:span text:style-name="T5">$categories</text:span> = <text:span text:style-name="T9">get_categories</text:span>(<text:span text:style-name="T5">$conn</text:span>, <text:span text:style-name="T11">3</text:span>); <text:span text:style-name="T7">//La fonction htmlspecialchars() en PHP est utilisée pour convertir les caractères spéciaux en entités HTML. Cela permet d'afficher du texte dans une page web sans que le texte soit interprété comme du code HTML.</text:span></text:p>
      <text:p text:style-name="P2"><text:soft-page-break/><text:span text:style-name="T8">foreach</text:span> (<text:span text:style-name="T5">$categories</text:span> as <text:span text:style-name="T5">$categorie</text:span>) {</text:p>
      <text:p text:style-name="P2"><text:span text:style-name="T9">echo</text:span> <text:span text:style-name="T6">'&lt;div class="col-sm-4 p-3 bg-dark text-white zoomimage"&gt;</text:span></text:p>
      <text:p text:style-name="P10">&lt;div class="img-fluid "&gt;</text:p>
      <text:p text:style-name="P2"><text:span text:style-name="T6">&lt;h2&gt;'</text:span> . <text:span text:style-name="T9">htmlspecialchars</text:span>(<text:span text:style-name="T5">$categorie</text:span>[<text:span text:style-name="T6">'libelle'</text:span>]) . <text:span text:style-name="T6">'&lt;/h2&gt; </text:span></text:p>
      <text:p text:style-name="P2"><text:span text:style-name="T6">&lt;a href="plats.php?id='</text:span> . <text:span text:style-name="T9">htmlspecialchars</text:span>(<text:span text:style-name="T5">$categorie</text:span>[<text:span text:style-name="T6">'id'</text:span>]) . <text:span text:style-name="T6">'"&gt;</text:span></text:p>
      <text:p text:style-name="P2"><text:span text:style-name="T6">&lt;img class="rounded-circle mx-auto d-block border border border-black-1" src="images_the_district/category/'</text:span> . <text:span text:style-name="T9">htmlspecialchars</text:span>(<text:span text:style-name="T5">$categorie</text:span>[<text:span text:style-name="T6">'image'</text:span>]) . <text:span text:style-name="T6">'" alt="'</text:span> . <text:span text:style-name="T9">htmlspecialchars</text:span>(<text:span text:style-name="T5">$categorie</text:span>[<text:span text:style-name="T6">'libelle'</text:span>]) . <text:span text:style-name="T6">'"&gt;</text:span></text:p>
      <text:p text:style-name="P10">&lt;/a&gt;</text:p>
      <text:p text:style-name="P10">&lt;/div&gt;</text:p>
      <text:p text:style-name="P2"><text:span text:style-name="T6">&lt;/div&gt;'</text:span>;</text:p>
      <text:p text:style-name="P2">}</text:p>
      <text:p text:style-name="P2"><text:span text:style-name="T2">?&gt;</text:span></text:p>
      <text:p text:style-name="P2"><text:span text:style-name="T1">&lt;/</text:span><text:span text:style-name="T2">div</text:span><text:span text:style-name="T1">&gt;</text:span></text:p>
      <text:p text:style-name="P2"><text:span text:style-name="T1">&lt;/</text:span><text:span text:style-name="T2">div</text:span><text:span text:style-name="T1">&gt;</text:span></text:p>
      <text:p text:style-name="P7"/>
      <text:p text:style-name="P5">&lt;!-- ICI LES 3 AUTRES CATÉGORIES DE PLAT SUR LA PAGE ACCUEIL --&gt;</text:p>
      <text:p text:style-name="P2"><text:span text:style-name="T1">&lt;</text:span><text:span text:style-name="T2">div</text:span> <text:span text:style-name="T5">class</text:span>=<text:span text:style-name="T6">"container-fluid mt-3 pt-5 card text-center w-75 bg-secondary "</text:span> <text:span text:style-name="T1">&gt;</text:span> </text:p>
      <text:p text:style-name="P2"><text:span text:style-name="T1">&lt;</text:span><text:span text:style-name="T2">div</text:span> <text:span text:style-name="T5">class</text:span>=<text:span text:style-name="T6">"row "</text:span><text:span text:style-name="T1">&gt;</text:span> </text:p>
      <text:p text:style-name="P9">&lt;?php</text:p>
      <text:p text:style-name="P2"><text:span text:style-name="T5">$categories</text:span> = <text:span text:style-name="T9">get_categories</text:span>(<text:span text:style-name="T5">$conn</text:span>, <text:span text:style-name="T11">3</text:span>, <text:span text:style-name="T11">3</text:span>);</text:p>
      <text:p text:style-name="P2"><text:span text:style-name="T8">foreach</text:span> (<text:span text:style-name="T5">$categories</text:span> as <text:span text:style-name="T5">$categorie</text:span>) {</text:p>
      <text:p text:style-name="P2"><text:span text:style-name="T9">echo</text:span> <text:span text:style-name="T6">'&lt;div class="col-sm-4 p-3 bg-secondary text-white zoomimage"&gt;</text:span></text:p>
      <text:p text:style-name="P10">&lt;div class="img-fluid "&gt;</text:p>
      <text:p text:style-name="P2"><text:span text:style-name="T6">&lt;h2&gt;'</text:span> . <text:span text:style-name="T9">htmlspecialchars</text:span>(<text:span text:style-name="T5">$categorie</text:span>[<text:span text:style-name="T6">'libelle'</text:span>]) . <text:span text:style-name="T6">'&lt;/h2&gt;</text:span></text:p>
      <text:p text:style-name="P2"><text:span text:style-name="T6">&lt;a href="plats.php?id='</text:span> . <text:span text:style-name="T9">htmlspecialchars</text:span>(<text:span text:style-name="T5">$categorie</text:span>[<text:span text:style-name="T6">'id'</text:span>]) . <text:span text:style-name="T6">'"&gt;</text:span></text:p>
      <text:p text:style-name="P2"><text:span text:style-name="T6">&lt;img class="rounded-circle mx-auto d-block border border border-black-1" src="images_the_district/category/'</text:span> . <text:span text:style-name="T9">htmlspecialchars</text:span>(<text:span text:style-name="T5">$categorie</text:span>[<text:span text:style-name="T6">'image'</text:span>]) . <text:span text:style-name="T6">'" alt=""&gt;</text:span></text:p>
      <text:p text:style-name="P10">&lt;/a&gt;</text:p>
      <text:p text:style-name="P10">&lt;/div&gt;</text:p>
      <text:p text:style-name="P2"><text:span text:style-name="T6">&lt;/div&gt;'</text:span>;</text:p>
      <text:p text:style-name="P2">}</text:p>
      <text:p text:style-name="P2"><text:span text:style-name="T2">?&gt;</text:span></text:p>
      <text:p text:style-name="P2"><text:span text:style-name="T1">&lt;/</text:span><text:span text:style-name="T2">div</text:span><text:span text:style-name="T1">&gt;</text:span></text:p>
      <text:p text:style-name="P2"><text:span text:style-name="T1">&lt;/</text:span><text:span text:style-name="T2">div</text:span><text:span text:style-name="T1">&gt;</text:span></text:p>
      <text:p text:style-name="P7"/>
      <text:p text:style-name="P5">&lt;!-- ICI LES 3 PLATS SUR LA PAGE ACCUEIL --&gt;</text:p>
      <text:p text:style-name="P2"><text:span text:style-name="T1">&lt;</text:span><text:span text:style-name="T2">div</text:span> <text:span text:style-name="T5">class</text:span>=<text:span text:style-name="T6">"container-fluid mt-3 pt-5 card text-center w-75 img-fluid bg-dark"</text:span><text:span text:style-name="T1">&gt;</text:span> </text:p>
      <text:p text:style-name="P2"><text:span text:style-name="T1">&lt;</text:span><text:span text:style-name="T2">div</text:span> <text:span text:style-name="T5">class</text:span>=<text:span text:style-name="T6">"row "</text:span><text:span text:style-name="T1">&gt;</text:span></text:p>
      <text:p text:style-name="P2"><text:span text:style-name="T1">&lt;</text:span><text:span text:style-name="T2">h1</text:span> <text:span text:style-name="T5">class</text:span>=<text:span text:style-name="T6">""</text:span> <text:span text:style-name="T5">style</text:span>=<text:span text:style-name="T6">"color:EE82EE"</text:span><text:span text:style-name="T1">&gt;</text:span>LES PLATS LES PLUS VENDUS<text:span text:style-name="T1">&lt;/</text:span><text:span text:style-name="T2">h1</text:span><text:span text:style-name="T1">&gt;</text:span></text:p>
      <text:p text:style-name="P9">&lt;?php</text:p>
      <text:p text:style-name="P2"><text:span text:style-name="T5">$plats</text:span> = <text:span text:style-name="T9">get_best_sellers</text:span>(<text:span text:style-name="T5">$conn</text:span>, <text:span text:style-name="T11">3</text:span>);</text:p>
      <text:p text:style-name="P2"><text:span text:style-name="T8">foreach</text:span> (<text:span text:style-name="T5">$plats</text:span> as <text:span text:style-name="T5">$plat</text:span>) {</text:p>
      <text:p text:style-name="P2"><text:span text:style-name="T9">echo</text:span> <text:span text:style-name="T6">'&lt;div class="col-sm-4 p-3 bg-dark text-white"&gt;</text:span></text:p>
      <text:p text:style-name="P2"><text:span text:style-name="T6">&lt;img class="rounded-2 mx-auto d-block border border-black-1" src="Mesimages/'</text:span> . <text:span text:style-name="T9">htmlspecialchars</text:span>(<text:span text:style-name="T5">$plat</text:span>[<text:span text:style-name="T6">'image'</text:span>]) . <text:span text:style-name="T6">'" width="50%" height="80%" alt=""&gt;</text:span></text:p>
      <text:p text:style-name="P2"><text:span text:style-name="T6">&lt;/div&gt;'</text:span>;</text:p>
      <text:p text:style-name="P2">}</text:p>
      <text:p text:style-name="P2"><text:span text:style-name="T2">?&gt;</text:span></text:p>
      <text:p text:style-name="P2"><text:span text:style-name="T1">&lt;/</text:span><text:span text:style-name="T2">div</text:span><text:span text:style-name="T1">&gt;</text:span></text:p>
      <text:p text:style-name="P2"><text:span text:style-name="T1">&lt;/</text:span><text:span text:style-name="T2">div</text:span><text:span text:style-name="T1">&gt;</text:span></text:p>
      <text:p text:style-name="P7"><text:soft-page-break/></text:p>
      <text:p text:style-name="P2"><text:span text:style-name="T1">&lt;/</text:span><text:span text:style-name="T2">main</text:span><text:span text:style-name="T1">&gt;</text:span></text:p>
      <text:p text:style-name="P7"/>
      <text:p text:style-name="P2"><text:span text:style-name="T1">&lt;/</text:span><text:span text:style-name="T2">div</text:span><text:span text:style-name="T1">&gt;</text:span> </text:p>
      <text:p text:style-name="P7"/>
      <text:p text:style-name="P2"><text:span text:style-name="T1">&lt;/</text:span><text:span text:style-name="T2">div</text:span><text:span text:style-name="T1">&gt;</text:span> <text:span text:style-name="T7">&lt;!-- FIN PARALLAX --&gt;</text:span></text:p>
      <text:p text:style-name="P7"/>
      <text:p text:style-name="P5">&lt;!-- ICI MON FOOTER OU PIED DE PAGE AVEC LES LOGOS --&gt;</text:p>
      <text:p text:style-name="P9">&lt;?php</text:p>
      <text:p text:style-name="P2"><text:span text:style-name="T8">require_once</text:span> (<text:span text:style-name="T6">'php/footer.php'</text:span>);</text:p>
      <text:p text:style-name="P2"><text:span text:style-name="T2">?&gt;</text:span> </text:p>
      <text:p text:style-name="P3"/>
      <text:p text:style-name="P1"/>
      <text:p text:style-name="P1">Voici ma page plats.php : </text:p>
      <text:p text:style-name="P6">&lt;!-- ICI MA PAGE TOUS LES PLATS: Avec tous les plats --&gt;</text:p>
      <text:p text:style-name="P8"/>
      <text:p text:style-name="P9">&lt;?php</text:p>
      <text:p text:style-name="P7"/>
      <text:p text:style-name="P2"><text:span text:style-name="T8">require_once</text:span> (<text:span text:style-name="T6">"php/header.php"</text:span>);</text:p>
      <text:p text:style-name="P7"/>
      <text:p text:style-name="P2"><text:span text:style-name="T8">require_once</text:span>(<text:span text:style-name="T6">"database.php"</text:span>);</text:p>
      <text:p text:style-name="P7"/>
      <text:p text:style-name="P2"><text:span text:style-name="T5">$idCategorie</text:span> = <text:span text:style-name="T9">isset</text:span>(<text:span text:style-name="T5">$_GET</text:span>[<text:span text:style-name="T6">'id'</text:span>])? <text:span text:style-name="T5">$_GET</text:span>[<text:span text:style-name="T6">'id'</text:span>] : <text:span text:style-name="T2">null</text:span>;</text:p>
      <text:p text:style-name="P7"/>
      <text:p text:style-name="P2"><text:span text:style-name="T5">$plats</text:span> = <text:span text:style-name="T9">getPlats</text:span>(<text:span text:style-name="T5">$conn</text:span>, <text:span text:style-name="T5">$idCategorie</text:span>);</text:p>
      <text:p text:style-name="P8"/>
      <text:p text:style-name="P5">// Vérifie si une catégorie est sélectionnée</text:p>
      <text:p text:style-name="P7"/>
      <text:p text:style-name="P2"><text:span text:style-name="T8">if</text:span> (<text:span text:style-name="T9">isset</text:span>(<text:span text:style-name="T5">$_GET</text:span>[<text:span text:style-name="T6">'id'</text:span>])) {</text:p>
      <text:p text:style-name="P7"/>
      <text:p text:style-name="P5">// Cache les boutons précédent et suivant</text:p>
      <text:p text:style-name="P7"/>
      <text:p text:style-name="P2"><text:span text:style-name="T5">$hideButtons</text:span> = <text:span text:style-name="T2">true</text:span>;</text:p>
      <text:p text:style-name="P7"/>
      <text:p text:style-name="P2">} <text:span text:style-name="T8">else</text:span> {</text:p>
      <text:p text:style-name="P7"/>
      <text:p text:style-name="P2"><text:span text:style-name="T5">$hideButtons</text:span> = <text:span text:style-name="T2">false</text:span>;</text:p>
      <text:p text:style-name="P7"/>
      <text:p text:style-name="P2">}</text:p>
      <text:p text:style-name="P7"/>
      <text:p text:style-name="P2"><text:span text:style-name="T8">if</text:span> (<text:span text:style-name="T9">isset</text:span>(<text:span text:style-name="T5">$_GET</text:span>[<text:span text:style-name="T6">'id'</text:span>])) {</text:p>
      <text:p text:style-name="P7"/>
      <text:p text:style-name="P2"><text:span text:style-name="T5">$categorie</text:span> = <text:span text:style-name="T9">getCategoryById</text:span>(<text:span text:style-name="T5">$conn</text:span>, <text:span text:style-name="T5">$idCategorie</text:span>);</text:p>
      <text:p text:style-name="P2">}</text:p>
      <text:p text:style-name="P2"><text:span text:style-name="T2">?&gt;</text:span></text:p>
      <text:p text:style-name="P8"/>
      <text:p text:style-name="P5"><text:soft-page-break/>&lt;!-- ************************************** MON BODY ***************************************************** --&gt;</text:p>
      <text:p text:style-name="P8"/>
      <text:p text:style-name="P2"><text:span text:style-name="T1">&lt;</text:span><text:span text:style-name="T2">main</text:span> <text:span text:style-name="T5">class</text:span>=<text:span text:style-name="T6">"container-fluid mt-3 pt-5"</text:span><text:span text:style-name="T1">&gt;</text:span></text:p>
      <text:p text:style-name="P7"/>
      <text:p text:style-name="P2"><text:span text:style-name="T1">&lt;</text:span><text:span text:style-name="T2">div</text:span> <text:span text:style-name="T5">class</text:span>=<text:span text:style-name="T6">"row justify-content-center"</text:span><text:span text:style-name="T1">&gt;</text:span></text:p>
      <text:p text:style-name="P7"/>
      <text:p text:style-name="P2"><text:span text:style-name="T1">&lt;</text:span><text:span text:style-name="T2">div</text:span> <text:span text:style-name="T5">class</text:span>=<text:span text:style-name="T6">"col-md-8 col-lg-6"</text:span><text:span text:style-name="T1">&gt;</text:span></text:p>
      <text:p text:style-name="P7"/>
      <text:p text:style-name="P2"><text:span text:style-name="T1">&lt;</text:span><text:span text:style-name="T2">h1</text:span> <text:span text:style-name="T5">class</text:span>=<text:span text:style-name="T6">"h5couleurcat text-center"</text:span><text:span text:style-name="T1">&gt;</text:span>LES PLATS: <text:span text:style-name="T2">&lt;?php</text:span> <text:span text:style-name="T9">echo</text:span> <text:span text:style-name="T5">$categorie</text:span>[<text:span text:style-name="T6">'libelle'</text:span>];<text:span text:style-name="T2">?&gt;</text:span><text:span text:style-name="T1">&lt;/</text:span><text:span text:style-name="T2">h1</text:span><text:span text:style-name="T1">&gt;</text:span></text:p>
      <text:p text:style-name="P7"/>
      <text:p text:style-name="P2"><text:span text:style-name="T1">&lt;/</text:span><text:span text:style-name="T2">div</text:span><text:span text:style-name="T1">&gt;</text:span></text:p>
      <text:p text:style-name="P7"/>
      <text:p text:style-name="P2"><text:span text:style-name="T1">&lt;/</text:span><text:span text:style-name="T2">div</text:span><text:span text:style-name="T1">&gt;</text:span></text:p>
      <text:p text:style-name="P8"/>
      <text:p text:style-name="P5">&lt;!-- CAROUSEL AVEC 12 IMAGES DE TOUTES LES PLATS --&gt;</text:p>
      <text:p text:style-name="P7"/>
      <text:p text:style-name="P2"><text:span text:style-name="T1">&lt;</text:span><text:span text:style-name="T2">div</text:span> <text:span text:style-name="T5">class</text:span>=<text:span text:style-name="T6">"row justify-content-center"</text:span><text:span text:style-name="T1">&gt;</text:span></text:p>
      <text:p text:style-name="P7"/>
      <text:p text:style-name="P2"><text:span text:style-name="T1">&lt;</text:span><text:span text:style-name="T2">div</text:span> <text:span text:style-name="T5">class</text:span>=<text:span text:style-name="T6">"col-md-10 col-lg-8"</text:span><text:span text:style-name="T1">&gt;</text:span></text:p>
      <text:p text:style-name="P7"/>
      <text:p text:style-name="P2"><text:span text:style-name="T1">&lt;</text:span><text:span text:style-name="T2">div</text:span> <text:span text:style-name="T5">id</text:span>=<text:span text:style-name="T6">"carouselExample"</text:span> <text:span text:style-name="T5">class</text:span>=<text:span text:style-name="T6">"carousel slide plats-container"</text:span> <text:span text:style-name="T5">data-bs-ride</text:span>=<text:span text:style-name="T6">"carousel"</text:span><text:span text:style-name="T1">&gt;</text:span></text:p>
      <text:p text:style-name="P7"/>
      <text:p text:style-name="P2"><text:span text:style-name="T1">&lt;</text:span><text:span text:style-name="T2">div</text:span> <text:span text:style-name="T5">class</text:span>=<text:span text:style-name="T6">"carousel-inner"</text:span><text:span text:style-name="T1">&gt;</text:span></text:p>
      <text:p text:style-name="P7"/>
      <text:p text:style-name="P2"><text:span text:style-name="T2">&lt;?php</text:span> <text:span text:style-name="T8">foreach</text:span>(<text:span text:style-name="T5">$plats</text:span> as <text:span text:style-name="T5">$key</text:span> =&gt; <text:span text:style-name="T5">$plat</text:span>) :<text:span text:style-name="T2">?&gt;</text:span></text:p>
      <text:p text:style-name="P7"/>
      <text:p text:style-name="P2"><text:span text:style-name="T2">&lt;?php</text:span> <text:span text:style-name="T8">if</text:span>(<text:span text:style-name="T5">$key</text:span> % <text:span text:style-name="T11">4</text:span> === <text:span text:style-name="T11">0</text:span>) :<text:span text:style-name="T2">?&gt;</text:span></text:p>
      <text:p text:style-name="P7"/>
      <text:p text:style-name="P2"><text:span text:style-name="T1">&lt;</text:span><text:span text:style-name="T2">div</text:span> <text:span text:style-name="T5">class</text:span>=<text:span text:style-name="T6">"carousel-item </text:span><text:span text:style-name="T2">&lt;?php</text:span> <text:span text:style-name="T9">echo</text:span> <text:span text:style-name="T5">$key</text:span> === <text:span text:style-name="T11">0</text:span>? <text:span text:style-name="T6">'active'</text:span> : <text:span text:style-name="T6">''</text:span>;<text:span text:style-name="T2">?&gt;</text:span><text:span text:style-name="T6">"</text:span><text:span text:style-name="T1">&gt;</text:span></text:p>
      <text:p text:style-name="P7"/>
      <text:p text:style-name="P2"><text:span text:style-name="T1">&lt;</text:span><text:span text:style-name="T2">div</text:span> <text:span text:style-name="T5">class</text:span>=<text:span text:style-name="T6">"card-group"</text:span><text:span text:style-name="T1">&gt;</text:span></text:p>
      <text:p text:style-name="P7"/>
      <text:p text:style-name="P2"><text:span text:style-name="T2">&lt;?php</text:span> <text:span text:style-name="T8">endif</text:span>;<text:span text:style-name="T2">?&gt;</text:span></text:p>
      <text:p text:style-name="P8"/>
      <text:p text:style-name="P2"><text:span text:style-name="T1">&lt;</text:span><text:span text:style-name="T2">div</text:span> <text:span text:style-name="T5">class</text:span>=<text:span text:style-name="T6">"col-sm-3 p-3 bg-dark text-white"</text:span><text:span text:style-name="T1">&gt;</text:span></text:p>
      <text:p text:style-name="P7"/>
      <text:p text:style-name="P2"><text:span text:style-name="T1">&lt;</text:span><text:span text:style-name="T2">div</text:span> <text:span text:style-name="T5">class</text:span>=<text:span text:style-name="T6">"d-flex justify-content-center align-items-center"</text:span><text:span text:style-name="T1">&gt;</text:span></text:p>
      <text:p text:style-name="P7"/>
      <text:p text:style-name="P2"><text:span text:style-name="T1">&lt;</text:span><text:span text:style-name="T2">img</text:span> <text:span text:style-name="T5">class</text:span>=<text:span text:style-name="T6">"rounded-circle mw-100 mh-100"</text:span> <text:span text:style-name="T5">src</text:span>=<text:span text:style-name="T6">"Mesimages/</text:span><text:span text:style-name="T2">&lt;?php</text:span> <text:span text:style-name="T9">echo</text:span> <text:span text:style-name="T5">$plat</text:span>[<text:span text:style-name="T6">'image'</text:span>];<text:span text:style-name="T2">?&gt;</text:span><text:span text:style-name="T6">"</text:span> <text:span text:style-name="T5">alt</text:span>=<text:span text:style-name="T6">"..."</text:span><text:span text:style-name="T1">&gt;</text:span></text:p>
      <text:p text:style-name="P7"/>
      <text:p text:style-name="P2"><text:span text:style-name="T1">&lt;/</text:span><text:span text:style-name="T2">div</text:span><text:span text:style-name="T1">&gt;</text:span></text:p>
      <text:p text:style-name="P7"/>
      <text:p text:style-name="P2"><text:span text:style-name="T1">&lt;</text:span><text:span text:style-name="T2">div</text:span> <text:span text:style-name="T5">class</text:span>=<text:span text:style-name="T6">"card-body"</text:span><text:span text:style-name="T1">&gt;</text:span></text:p>
      <text:p text:style-name="P7"/>
      <text:p text:style-name="P2"><text:soft-page-break/><text:span text:style-name="T1">&lt;</text:span><text:span text:style-name="T2">h5</text:span> <text:span text:style-name="T5">class</text:span>=<text:span text:style-name="T6">"card-title tailletitreplat"</text:span><text:span text:style-name="T1">&gt;</text:span><text:span text:style-name="T2">&lt;?php</text:span> <text:span text:style-name="T9">echo</text:span> <text:span text:style-name="T5">$plat</text:span>[<text:span text:style-name="T6">'libelle'</text:span>];<text:span text:style-name="T2">?&gt;</text:span><text:span text:style-name="T1">&lt;/</text:span><text:span text:style-name="T2">h5</text:span><text:span text:style-name="T1">&gt;</text:span></text:p>
      <text:p text:style-name="P7"/>
      <text:p text:style-name="P2"><text:span text:style-name="T1">&lt;</text:span><text:span text:style-name="T2">p</text:span> <text:span text:style-name="T5">class</text:span>=<text:span text:style-name="T6">"card-text tailledescriplat"</text:span><text:span text:style-name="T1">&gt;</text:span><text:span text:style-name="T2">&lt;?php</text:span> <text:span text:style-name="T9">echo</text:span> <text:span text:style-name="T5">$plat</text:span>[<text:span text:style-name="T6">'description'</text:span>];<text:span text:style-name="T2">?&gt;</text:span><text:span text:style-name="T1">&lt;/</text:span><text:span text:style-name="T2">p</text:span><text:span text:style-name="T1">&gt;</text:span></text:p>
      <text:p text:style-name="P2"><text:span text:style-name="T1">&lt;</text:span><text:span text:style-name="T2">p</text:span> <text:span text:style-name="T5">class</text:span>=<text:span text:style-name="T6">"card-text tailledescriplat"</text:span><text:span text:style-name="T1">&gt;</text:span>Quantité :<text:span text:style-name="T1">&lt;/</text:span><text:span text:style-name="T2">p</text:span><text:span text:style-name="T1">&gt;</text:span></text:p>
      <text:p text:style-name="P2"><text:span text:style-name="T1">&lt;</text:span><text:span text:style-name="T2">p</text:span> <text:span text:style-name="T5">class</text:span>=<text:span text:style-name="T6">"card-text tailledescriplat"</text:span><text:span text:style-name="T1">&gt;</text:span>Prix : <text:span text:style-name="T2">&lt;?php</text:span> <text:span text:style-name="T9">echo</text:span> <text:span text:style-name="T5">$plat</text:span>[<text:span text:style-name="T6">'prix'</text:span>];<text:span text:style-name="T2">?&gt;</text:span> €<text:span text:style-name="T1">&lt;/</text:span><text:span text:style-name="T2">p</text:span><text:span text:style-name="T1">&gt;</text:span></text:p>
      <text:p text:style-name="P7"/>
      <text:p text:style-name="P2"><text:span text:style-name="T1">&lt;</text:span><text:span text:style-name="T2">a</text:span> <text:span text:style-name="T5">href</text:span>=<text:span text:style-name="T6">"commande.php?id=</text:span><text:span text:style-name="T2">&lt;?php</text:span> <text:span text:style-name="T9">echo</text:span> <text:span text:style-name="T5">$plat</text:span>[<text:span text:style-name="T6">'id'</text:span>];<text:span text:style-name="T2">?&gt;</text:span><text:span text:style-name="T6">"</text:span> <text:span text:style-name="T5">class</text:span>=<text:span text:style-name="T6">"btn btn-primary tailletextcommand"</text:span><text:span text:style-name="T1">&gt;</text:span>Commander<text:span text:style-name="T1">&lt;/</text:span><text:span text:style-name="T2">a</text:span><text:span text:style-name="T1">&gt;</text:span></text:p>
      <text:p text:style-name="P7"/>
      <text:p text:style-name="P2"><text:span text:style-name="T1">&lt;/</text:span><text:span text:style-name="T2">div</text:span><text:span text:style-name="T1">&gt;</text:span></text:p>
      <text:p text:style-name="P7"/>
      <text:p text:style-name="P2"><text:span text:style-name="T1">&lt;/</text:span><text:span text:style-name="T2">div</text:span><text:span text:style-name="T1">&gt;</text:span></text:p>
      <text:p text:style-name="P8"/>
      <text:p text:style-name="P2"><text:span text:style-name="T2">&lt;?php</text:span> <text:span text:style-name="T8">if</text:span>((<text:span text:style-name="T5">$key</text:span>+<text:span text:style-name="T11">1</text:span>) % <text:span text:style-name="T11">4</text:span> === <text:span text:style-name="T11">0</text:span> || <text:span text:style-name="T5">$key</text:span> === <text:span text:style-name="T9">count</text:span>(<text:span text:style-name="T5">$plats</text:span>)-<text:span text:style-name="T11">1</text:span>) :<text:span text:style-name="T2">?&gt;</text:span></text:p>
      <text:p text:style-name="P7"/>
      <text:p text:style-name="P2"><text:span text:style-name="T1">&lt;/</text:span><text:span text:style-name="T2">div</text:span><text:span text:style-name="T1">&gt;</text:span></text:p>
      <text:p text:style-name="P7"/>
      <text:p text:style-name="P2"><text:span text:style-name="T1">&lt;/</text:span><text:span text:style-name="T2">div</text:span><text:span text:style-name="T1">&gt;</text:span></text:p>
      <text:p text:style-name="P7"/>
      <text:p text:style-name="P2"><text:span text:style-name="T2">&lt;?php</text:span> <text:span text:style-name="T8">endif</text:span>;<text:span text:style-name="T2">?&gt;</text:span></text:p>
      <text:p text:style-name="P8"/>
      <text:p text:style-name="P2"><text:span text:style-name="T2">&lt;?php</text:span> <text:span text:style-name="T8">endforeach</text:span>;<text:span text:style-name="T2">?&gt;</text:span></text:p>
      <text:p text:style-name="P7"/>
      <text:p text:style-name="P2"><text:span text:style-name="T1">&lt;/</text:span><text:span text:style-name="T2">div</text:span><text:span text:style-name="T1">&gt;</text:span></text:p>
      <text:p text:style-name="P7"/>
      <text:p text:style-name="P5">&lt;!-- Boutons de carousel: j'y ai intégré du php pour masquer le bouton quand je clique sur une catégorie de plats de la page index.php --&gt;</text:p>
      <text:p text:style-name="P2"><text:span text:style-name="T1">&lt;</text:span><text:span text:style-name="T2">div</text:span> <text:span text:style-name="T5">class</text:span>=<text:span text:style-name="T6">"carousel-controls moncarousselcat"</text:span><text:span text:style-name="T1">&gt;</text:span></text:p>
      <text:p text:style-name="P2"><text:span text:style-name="T1">&lt;</text:span><text:span text:style-name="T2">button</text:span> <text:span text:style-name="T5">class</text:span>=<text:span text:style-name="T6">"carousel-control-prev moncarousselcatprev"</text:span> <text:span text:style-name="T5">id</text:span>=<text:span text:style-name="T6">"carouselcatprec"</text:span> <text:span text:style-name="T5">type</text:span>=<text:span text:style-name="T6">"button"</text:span> <text:span text:style-name="T5">data-bs-target</text:span>=<text:span text:style-name="T6">"#carouselExample"</text:span> <text:span text:style-name="T5">data-bs-slide</text:span>=<text:span text:style-name="T6">"prev"</text:span><text:span text:style-name="T1">&gt;</text:span></text:p>
      <text:p text:style-name="P2"><text:span text:style-name="T1">&lt;</text:span><text:span text:style-name="T2">span</text:span> <text:span text:style-name="T5">class</text:span>=<text:span text:style-name="T6">"carousel-control-prev-icon"</text:span> <text:span text:style-name="T5">aria-hidden</text:span>=<text:span text:style-name="T6">"true"</text:span><text:span text:style-name="T1">&gt;&lt;/</text:span><text:span text:style-name="T2">span</text:span><text:span text:style-name="T1">&gt;</text:span></text:p>
      <text:p text:style-name="P2"><text:span text:style-name="T2">&lt;?php</text:span> <text:span text:style-name="T8">if</text:span> (!<text:span text:style-name="T5">$hideButtons</text:span>) { <text:span text:style-name="T2">?&gt;</text:span><text:span text:style-name="T1">&lt;</text:span><text:span text:style-name="T2">button</text:span> <text:span text:style-name="T5">class</text:span>=<text:span text:style-name="T6">"btn btn-secondary bg-dark rounded-4 col-sm-1 espacebouton"</text:span> <text:span text:style-name="T5">onclick</text:span>=<text:span text:style-name="T6">"</text:span><text:span text:style-name="T9">precedent</text:span><text:span text:style-name="T6">()"</text:span> <text:span text:style-name="T5">type</text:span>=<text:span text:style-name="T6">"button"</text:span><text:span text:style-name="T1">&gt;</text:span>Précédent<text:span text:style-name="T1">&lt;/</text:span><text:span text:style-name="T2">button</text:span><text:span text:style-name="T1">&gt;</text:span></text:p>
      <text:p text:style-name="P2"><text:span text:style-name="T1">&lt;/</text:span><text:span text:style-name="T2">button</text:span><text:span text:style-name="T1">&gt;</text:span></text:p>
      <text:p text:style-name="P2"><text:span text:style-name="T1">&lt;</text:span><text:span text:style-name="T2">button</text:span> <text:span text:style-name="T5">class</text:span>=<text:span text:style-name="T6">"carousel-control-next"</text:span> <text:span text:style-name="T5">id</text:span>=<text:span text:style-name="T6">"carouselcatsuiv"</text:span> <text:span text:style-name="T5">type</text:span>=<text:span text:style-name="T6">"button"</text:span> <text:span text:style-name="T5">data-bs-target</text:span>=<text:span text:style-name="T6">"#carouselExample"</text:span> <text:span text:style-name="T5">data-bs-slide</text:span>=<text:span text:style-name="T6">"next"</text:span><text:span text:style-name="T1">&gt;</text:span></text:p>
      <text:p text:style-name="P2"><text:span text:style-name="T1">&lt;</text:span><text:span text:style-name="T2">span</text:span> <text:span text:style-name="T5">class</text:span>=<text:span text:style-name="T6">"carousel-control-next-icon"</text:span> <text:span text:style-name="T5">aria-hidden</text:span>=<text:span text:style-name="T6">"true"</text:span><text:span text:style-name="T1">&gt;&lt;/</text:span><text:span text:style-name="T2">span</text:span><text:span text:style-name="T1">&gt;</text:span></text:p>
      <text:p text:style-name="P2"><text:span text:style-name="T1">&lt;</text:span><text:span text:style-name="T2">button</text:span> <text:span text:style-name="T5">class</text:span>=<text:span text:style-name="T6">"btn btn-secondary bg-dark rounded-4 col-sm-1 espacebouton"</text:span> <text:span text:style-name="T5">onclick</text:span>=<text:span text:style-name="T6">"</text:span><text:span text:style-name="T9">suivant</text:span><text:span text:style-name="T6">()"</text:span> <text:span text:style-name="T5">type</text:span>=<text:span text:style-name="T6">"button"</text:span><text:span text:style-name="T1">&gt;</text:span>Suivant<text:span text:style-name="T1">&lt;/</text:span><text:span text:style-name="T2">button</text:span><text:span text:style-name="T1">&gt;</text:span><text:span text:style-name="T2">&lt;?php</text:span> } <text:span text:style-name="T2">?&gt;</text:span></text:p>
      <text:p text:style-name="P2"><text:span text:style-name="T1">&lt;/</text:span><text:span text:style-name="T2">button</text:span><text:span text:style-name="T1">&gt;</text:span></text:p>
      <text:p text:style-name="P2"><text:span text:style-name="T1">&lt;/</text:span><text:span text:style-name="T2">div</text:span><text:span text:style-name="T1">&gt;</text:span></text:p>
      <text:p text:style-name="P2"><text:span text:style-name="T1">&lt;/</text:span><text:span text:style-name="T2">div</text:span><text:span text:style-name="T1">&gt;</text:span></text:p>
      <text:p text:style-name="P2"><text:span text:style-name="T1">&lt;/</text:span><text:span text:style-name="T2">div</text:span><text:span text:style-name="T1">&gt;</text:span></text:p>
      <text:p text:style-name="P2"><text:span text:style-name="T1">&lt;/</text:span><text:span text:style-name="T2">div</text:span><text:span text:style-name="T1">&gt;</text:span></text:p>
      <text:p text:style-name="P2"><text:span text:style-name="T1">&lt;/</text:span><text:span text:style-name="T2">main</text:span><text:span text:style-name="T1">&gt;</text:span></text:p>
      <text:p text:style-name="P7"/>
      <text:p text:style-name="P5">&lt;!-- ICI MON FOOTER OU PIED DE PAGE AVEC LES LOGOS --&gt;</text:p>
      <text:p text:style-name="P9">&lt;?php</text:p>
      <text:p text:style-name="P2"><text:span text:style-name="T8">require_once</text:span> (<text:span text:style-name="T6">'php/footer.php'</text:span>);<text:span text:style-name="T2">?&gt;</text:span></text:p>
      <text:p text:style-name="P3"><text:soft-page-break/><text:line-break/></text:p>
      <text:p text:style-name="P5">&lt;!-- Ce script est fait pour masquer les boutons précédent et suivant quand je clique sur une catégorie de plats de la page index.php --&gt;</text:p>
      <text:p text:style-name="P2"><text:span text:style-name="T1">&lt;</text:span><text:span text:style-name="T2">script</text:span><text:span text:style-name="T1">&gt;</text:span></text:p>
      <text:p text:style-name="P2"><text:span text:style-name="T2">const</text:span> <text:span text:style-name="T12">hideButtons</text:span> = <text:span text:style-name="T2">&lt;?php</text:span> <text:span text:style-name="T9">echo</text:span> <text:span text:style-name="T9">isset</text:span>(<text:span text:style-name="T5">$_GET</text:span>[<text:span text:style-name="T6">'id'</text:span>]) ? <text:span text:style-name="T6">'true'</text:span> : <text:span text:style-name="T6">'false'</text:span>; <text:span text:style-name="T2">?&gt;</text:span>;</text:p>
      <text:p text:style-name="P2"><text:span text:style-name="T8">if</text:span> (<text:span text:style-name="T5">hideButtons</text:span>) {</text:p>
      <text:p text:style-name="P2"><text:span text:style-name="T5">document</text:span>.<text:span text:style-name="T9">querySelector</text:span>(<text:span text:style-name="T6">'.prev'</text:span>).<text:span text:style-name="T5">style</text:span>.<text:span text:style-name="T5">display</text:span> = <text:span text:style-name="T6">'none'</text:span>;</text:p>
      <text:p text:style-name="P2"><text:span text:style-name="T5">document</text:span>.<text:span text:style-name="T9">querySelector</text:span>(<text:span text:style-name="T6">'.next'</text:span>).<text:span text:style-name="T5">style</text:span>.<text:span text:style-name="T5">display</text:span> = <text:span text:style-name="T6">'none'</text:span>;</text:p>
      <text:p text:style-name="P2">}</text:p>
      <text:p text:style-name="P2"><text:span text:style-name="T1">&lt;/</text:span><text:span text:style-name="T2">script</text:span><text:span text:style-name="T1">&gt;</text:span></text:p>
      <text:p text:style-name="P1"/>
      <text:p text:style-name="P1">Exercice : sur ma page index, dans la barre de recherche. Travail à faire : Quand je recherche un plat, affiche moi le plat recherché</text:p>
      <text:p text:style-name="P1"/>
      <text:p text:style-name="P1"/>
      <text:p text:style-name="P1"/>
      <text:p text:style-name="P1">Le but est de faire fonctionner ma barre de recherche sur la page accueil ou index.php. Les fichiers version 1 sont la version de départ où la barre de recherche ne fonctionnait pas encore. Sur la page index version2, la barre de recherche fonctionne mais je n'ai plus que 3 catégories de plats sur 6 et je n'ai plus les 3 plats les plus vendus. compares les 2, corriges sans casser ma page et donne moi une nouvelle version sur des pages complèt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5T08:52:49.133488101</meta:creation-date>
    <dc:date>2024-07-26T11:17:44.569910058</dc:date>
    <meta:editing-duration>PT23H54M24S</meta:editing-duration>
    <meta:editing-cycles>1</meta:editing-cycles>
    <meta:document-statistic meta:table-count="0" meta:image-count="0" meta:object-count="0" meta:page-count="10" meta:paragraph-count="313" meta:word-count="1715" meta:character-count="13878" meta:non-whitespace-character-count="12473"/>
    <meta:generator>LibreOffice/7.3.7.2$Linux_X86_64 LibreOffice_project/30$Build-2</meta:generator>
  </office:meta>
</office:document-meta>
</file>